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f2e" officeooo:paragraph-rsid="00176f2e"/>
    </style:style>
    <style:style style:name="P2" style:family="paragraph" style:parent-style-name="Standard">
      <style:text-properties fo:font-weight="bold" officeooo:rsid="00176f2e" officeooo:paragraph-rsid="00176f2e" style:font-weight-asian="bold" style:font-weight-complex="bold"/>
    </style:style>
    <style:style style:name="P3" style:family="paragraph" style:parent-style-name="Standard">
      <style:text-properties fo:font-weight="normal" officeooo:rsid="00176f2e" officeooo:paragraph-rsid="00176f2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1</text:p>
      <text:p text:style-name="P1">Write a program to store a polynomial using linked list. Also, perform addition and subtraction on two polynomials.</text:p>
      <text:p text:style-name="P2">Question 2</text:p>
      <text:p text:style-name="P1">Write a program that removes all nodes that have duplicate information.</text:p>
      <text:p text:style-name="P2">Question 3</text:p>
      <text:p text:style-name="P1">Write a program that prints whether the given linked list is sorted (in ascending order) or not.</text:p>
      <text:p text:style-name="P2">Question 4</text:p>
      <text:p text:style-name="P3">Write a program to reverse a linked list using recursion</text:p>
      <text:p text:style-name="P2">Question 5</text:p>
      <text:p text:style-name="P3">Write a program to input an n digit number. Now, break this number into its individual digits and then store every single digit in a separate node thereby forming a linked list. For example, if you enter 12345, then there will 5 nodes in the list containing nodes with values 1, 2, 3, 4, 5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21:09:23.502608996</meta:creation-date>
    <dc:date>2024-12-27T19:46:21.947497331</dc:date>
    <meta:editing-duration>PT22H26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21" meta:character-count="678" meta:non-whitespace-character-count="567"/>
  </office:meta>
</office:document-meta>
</file>